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fo:font-weight="bold" officeooo:rsid="001f6095" officeooo:paragraph-rsid="001f6095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10pt" fo:font-weight="bold" officeooo:rsid="001f6095" officeooo:paragraph-rsid="001f6095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f6095" officeooo:paragraph-rsid="001f6095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f6095" officeooo:paragraph-rsid="001dccc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in" fo:margin-bottom="0.0417in" loext:contextual-spacing="false" fo:line-height="100%" fo:text-align="end" style:justify-single-word="false"/>
      <style:text-properties style:font-name="Arial" fo:font-size="8pt" fo:font-weight="bold" officeooo:rsid="0030582b" officeooo:paragraph-rsid="0021087e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8pt" fo:font-weight="bold" officeooo:rsid="0030582b" officeooo:paragraph-rsid="001fa01a" style:font-size-asian="8pt" style:font-weight-asian="bold" style:font-size-complex="8pt" style:font-weight-complex="bold"/>
    </style:style>
    <style:style style:name="P9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normal"/>
    </style:style>
    <style:style style:name="P10" style:family="paragraph">
      <style:paragraph-properties fo:text-align="end"/>
      <style:text-properties style:text-line-through-style="none" style:text-line-through-type="none" style:font-name="Arial" fo:font-size="8pt" fo:font-style="normal" style:text-underline-style="none" fo:font-weight="bold"/>
    </style:style>
    <style:style style:name="gr1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solid #c0c0c0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 #c0c0c0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istanza">
          <xforms:instance id="istanza">
            <instanceData/>
          </xforms:instance>
          <xsd:schema/>
        </xforms:model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id_istanza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d_anno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iva_0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0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_0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iva_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_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iva_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_2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iva_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3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_3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iva_4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4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_4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iva_5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5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_5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iva_6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6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_6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iva_7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7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_7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iva_8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8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_8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iva_9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9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_9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iva_10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10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_10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iva_11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11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me_11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_pages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 Istanza <draw:control text:anchor-type="as-char" svg:y="-0.1957in" draw:z-index="0" draw:name="prov_nascita" draw:style-name="gr1" draw:text-style-name="P9" svg:width="1.0677in" svg:height="0.276in" draw:control="control1"/> / <draw:control text:anchor-type="as-char" svg:y="-0.1957in" draw:z-index="1" draw:name="prov_nascita" draw:style-name="gr1" draw:text-style-name="P9" svg:width="0.7858in" svg:height="0.276in" draw:control="control2"/></text:p>
      <text:p text:style-name="P1"/>
      <text:p text:style-name="P4">ALLEGATO 1</text:p>
      <text:p text:style-name="P3">Partecipazioni (anche minoritarie) in altre imprese o società (anche fiduciarie)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Ragione Sociale: <draw:control text:anchor-type="as-char" svg:y="-0.1957in" draw:z-index="4" draw:style-name="gr2" draw:text-style-name="P9" svg:width="5.528in" svg:height="0.276in" draw:control="control5"/></text:p>
            <text:p text:style-name="P5">Partita Iva <draw:control text:anchor-type="as-char" svg:y="-0.1957in" draw:z-index="2" draw:style-name="gr2" draw:text-style-name="P9" svg:width="2.2362in" svg:height="0.276in" draw:control="control3"/> Codice Fiscale <draw:control text:anchor-type="as-char" svg:y="-0.1957in" draw:z-index="3" draw:style-name="gr2" draw:text-style-name="P9" svg:width="2.728in" svg:height="0.276in" draw:control="control4"/></text:p>
          </table:table-cell>
        </table:table-row>
        <table:table-row>
          <table:table-cell table:style-name="Table1.A2" office:value-type="string">
            <text:p text:style-name="P5">Ragione Sociale: <draw:control text:anchor-type="as-char" svg:y="-0.1957in" draw:z-index="7" draw:style-name="gr2" draw:text-style-name="P9" svg:width="5.528in" svg:height="0.276in" draw:control="control8"/></text:p>
            <text:p text:style-name="P5">Partita Iva <draw:control text:anchor-type="as-char" svg:y="-0.1957in" draw:z-index="5" draw:style-name="gr2" draw:text-style-name="P9" svg:width="2.2362in" svg:height="0.276in" draw:control="control6"/> Codice Fiscale <draw:control text:anchor-type="as-char" svg:y="-0.1957in" draw:z-index="6" draw:style-name="gr2" draw:text-style-name="P9" svg:width="2.728in" svg:height="0.276in" draw:control="control7"/></text:p>
          </table:table-cell>
        </table:table-row>
        <table:table-row>
          <table:table-cell table:style-name="Table1.A2" office:value-type="string">
            <text:p text:style-name="P5">Ragione Sociale: <draw:control text:anchor-type="as-char" svg:y="-0.1957in" draw:z-index="10" draw:style-name="gr2" draw:text-style-name="P9" svg:width="5.528in" svg:height="0.276in" draw:control="control11"/></text:p>
            <text:p text:style-name="P5">Partita Iva <draw:control text:anchor-type="as-char" svg:y="-0.1957in" draw:z-index="8" draw:style-name="gr2" draw:text-style-name="P9" svg:width="2.2362in" svg:height="0.276in" draw:control="control9"/> Codice Fiscale <draw:control text:anchor-type="as-char" svg:y="-0.1957in" draw:z-index="9" draw:style-name="gr2" draw:text-style-name="P9" svg:width="2.728in" svg:height="0.276in" draw:control="control10"/></text:p>
          </table:table-cell>
        </table:table-row>
        <table:table-row>
          <table:table-cell table:style-name="Table1.A2" office:value-type="string">
            <text:p text:style-name="P5">Ragione Sociale: <draw:control text:anchor-type="as-char" svg:y="-0.1957in" draw:z-index="13" draw:style-name="gr2" draw:text-style-name="P9" svg:width="5.528in" svg:height="0.276in" draw:control="control14"/></text:p>
            <text:p text:style-name="P5">Partita Iva <draw:control text:anchor-type="as-char" svg:y="-0.1957in" draw:z-index="11" draw:style-name="gr2" draw:text-style-name="P9" svg:width="2.2362in" svg:height="0.276in" draw:control="control12"/> Codice Fiscale <draw:control text:anchor-type="as-char" svg:y="-0.1957in" draw:z-index="12" draw:style-name="gr2" draw:text-style-name="P9" svg:width="2.728in" svg:height="0.276in" draw:control="control13"/></text:p>
          </table:table-cell>
        </table:table-row>
        <table:table-row>
          <table:table-cell table:style-name="Table1.A2" office:value-type="string">
            <text:p text:style-name="P5">Ragione Sociale: <draw:control text:anchor-type="as-char" svg:y="-0.1957in" draw:z-index="16" draw:style-name="gr2" draw:text-style-name="P9" svg:width="5.528in" svg:height="0.276in" draw:control="control17"/></text:p>
            <text:p text:style-name="P5">Partita Iva <draw:control text:anchor-type="as-char" svg:y="-0.1957in" draw:z-index="14" draw:style-name="gr2" draw:text-style-name="P9" svg:width="2.2362in" svg:height="0.276in" draw:control="control15"/> Codice Fiscale <draw:control text:anchor-type="as-char" svg:y="-0.1957in" draw:z-index="15" draw:style-name="gr2" draw:text-style-name="P9" svg:width="2.728in" svg:height="0.276in" draw:control="control16"/></text:p>
          </table:table-cell>
        </table:table-row>
        <table:table-row>
          <table:table-cell table:style-name="Table1.A2" office:value-type="string">
            <text:p text:style-name="P5">Ragione Sociale: <draw:control text:anchor-type="as-char" svg:y="-0.1957in" draw:z-index="19" draw:style-name="gr2" draw:text-style-name="P9" svg:width="5.528in" svg:height="0.276in" draw:control="control20"/></text:p>
            <text:p text:style-name="P5">Partita Iva <draw:control text:anchor-type="as-char" svg:y="-0.1957in" draw:z-index="17" draw:style-name="gr2" draw:text-style-name="P9" svg:width="2.2362in" svg:height="0.276in" draw:control="control18"/> Codice Fiscale <draw:control text:anchor-type="as-char" svg:y="-0.1957in" draw:z-index="18" draw:style-name="gr2" draw:text-style-name="P9" svg:width="2.728in" svg:height="0.276in" draw:control="control19"/></text:p>
          </table:table-cell>
        </table:table-row>
        <table:table-row>
          <table:table-cell table:style-name="Table1.A2" office:value-type="string">
            <text:p text:style-name="P5">Ragione Sociale: <draw:control text:anchor-type="as-char" svg:y="-0.1957in" draw:z-index="22" draw:style-name="gr2" draw:text-style-name="P9" svg:width="5.528in" svg:height="0.276in" draw:control="control23"/></text:p>
            <text:p text:style-name="P5">Partita Iva <draw:control text:anchor-type="as-char" svg:y="-0.1957in" draw:z-index="20" draw:style-name="gr2" draw:text-style-name="P9" svg:width="2.2362in" svg:height="0.276in" draw:control="control21"/> Codice Fiscale <draw:control text:anchor-type="as-char" svg:y="-0.1957in" draw:z-index="21" draw:style-name="gr2" draw:text-style-name="P9" svg:width="2.728in" svg:height="0.276in" draw:control="control22"/></text:p>
          </table:table-cell>
        </table:table-row>
        <table:table-row>
          <table:table-cell table:style-name="Table1.A2" office:value-type="string">
            <text:p text:style-name="P5">Ragione Sociale: <draw:control text:anchor-type="as-char" svg:y="-0.1957in" draw:z-index="25" draw:style-name="gr2" draw:text-style-name="P9" svg:width="5.528in" svg:height="0.276in" draw:control="control26"/></text:p>
            <text:p text:style-name="P5">Partita Iva <draw:control text:anchor-type="as-char" svg:y="-0.1957in" draw:z-index="23" draw:style-name="gr2" draw:text-style-name="P9" svg:width="2.2362in" svg:height="0.276in" draw:control="control24"/> Codice Fiscale <draw:control text:anchor-type="as-char" svg:y="-0.1957in" draw:z-index="24" draw:style-name="gr2" draw:text-style-name="P9" svg:width="2.728in" svg:height="0.276in" draw:control="control25"/></text:p>
          </table:table-cell>
        </table:table-row>
        <table:table-row>
          <table:table-cell table:style-name="Table1.A2" office:value-type="string">
            <text:p text:style-name="P5">Ragione Sociale: <draw:control text:anchor-type="as-char" svg:y="-0.1957in" draw:z-index="28" draw:style-name="gr2" draw:text-style-name="P9" svg:width="5.528in" svg:height="0.276in" draw:control="control29"/></text:p>
            <text:p text:style-name="P5">Partita Iva <draw:control text:anchor-type="as-char" svg:y="-0.1957in" draw:z-index="26" draw:style-name="gr2" draw:text-style-name="P9" svg:width="2.2362in" svg:height="0.276in" draw:control="control27"/> Codice Fiscale <draw:control text:anchor-type="as-char" svg:y="-0.1957in" draw:z-index="27" draw:style-name="gr2" draw:text-style-name="P9" svg:width="2.728in" svg:height="0.276in" draw:control="control28"/></text:p>
          </table:table-cell>
        </table:table-row>
        <table:table-row>
          <table:table-cell table:style-name="Table1.A2" office:value-type="string">
            <text:p text:style-name="P5">Ragione Sociale: <draw:control text:anchor-type="as-char" svg:y="-0.1957in" draw:z-index="31" draw:style-name="gr2" draw:text-style-name="P9" svg:width="5.528in" svg:height="0.276in" draw:control="control32"/></text:p>
            <text:p text:style-name="P5">Partita Iva <draw:control text:anchor-type="as-char" svg:y="-0.1957in" draw:z-index="29" draw:style-name="gr2" draw:text-style-name="P9" svg:width="2.2362in" svg:height="0.276in" draw:control="control30"/> Codice Fiscale <draw:control text:anchor-type="as-char" svg:y="-0.1957in" draw:z-index="30" draw:style-name="gr2" draw:text-style-name="P9" svg:width="2.728in" svg:height="0.276in" draw:control="control31"/></text:p>
          </table:table-cell>
        </table:table-row>
        <table:table-row>
          <table:table-cell table:style-name="Table1.A2" office:value-type="string">
            <text:p text:style-name="P5">Ragione Sociale: <draw:control text:anchor-type="as-char" svg:y="-0.1957in" draw:z-index="34" draw:style-name="gr2" draw:text-style-name="P9" svg:width="5.528in" svg:height="0.276in" draw:control="control35"/></text:p>
            <text:p text:style-name="P5">Partita Iva <draw:control text:anchor-type="as-char" svg:y="-0.1957in" draw:z-index="32" draw:style-name="gr2" draw:text-style-name="P9" svg:width="2.2362in" svg:height="0.276in" draw:control="control33"/> Codice Fiscale <draw:control text:anchor-type="as-char" svg:y="-0.1957in" draw:z-index="33" draw:style-name="gr2" draw:text-style-name="P9" svg:width="2.728in" svg:height="0.276in" draw:control="control34"/></text:p>
          </table:table-cell>
        </table:table-row>
        <table:table-row>
          <table:table-cell table:style-name="Table1.A2" office:value-type="string">
            <text:p text:style-name="P5">Ragione Sociale: <draw:control text:anchor-type="as-char" svg:y="-0.1957in" draw:z-index="37" draw:style-name="gr2" draw:text-style-name="P9" svg:width="5.528in" svg:height="0.276in" draw:control="control38"/></text:p>
            <text:p text:style-name="P5">Partita Iva <draw:control text:anchor-type="as-char" svg:y="-0.1957in" draw:z-index="35" draw:style-name="gr2" draw:text-style-name="P9" svg:width="2.2362in" svg:height="0.276in" draw:control="control36"/> Codice Fiscale <draw:control text:anchor-type="as-char" svg:y="-0.1957in" draw:z-index="36" draw:style-name="gr2" draw:text-style-name="P9" svg:width="2.728in" svg:height="0.276in" draw:control="control37"/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7"><draw:control text:anchor-type="as-char" svg:y="-0.1236in" draw:z-index="38" draw:style-name="gr3" draw:text-style-name="P10" svg:width="1.8268in" svg:height="0.2039in" draw:control="control3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style:page-number="auto" style:shadow="none"/>
      <style:text-properties style:font-name="Arial1" fo:font-family="Arial" style:font-style-name="Normale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e" style:font-family-generic="swiss" style:font-pitch="variable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252in" fo:margin-bottom="0.0035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2:08:37.09</meta:creation-date>
    <dc:date>2017-01-23T17:01:43.040242830</dc:date>
    <meta:editing-duration>PT16H50M47S</meta:editing-duration>
    <meta:editing-cycles>64</meta:editing-cycles>
    <meta:generator>LibreOffice/4.3.3.2$Linux_X86_64 LibreOffice_project/430m0$Build-2</meta:generator>
    <meta:document-statistic meta:table-count="1" meta:image-count="0" meta:object-count="0" meta:page-count="1" meta:paragraph-count="28" meta:word-count="87" meta:character-count="644" meta:non-whitespace-character-count="546"/>
  </office:meta>
</office:document-meta>
</file>